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10.649cm" fo:min-width="0.344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1.35cm" fo:min-width="9.5cm"/>
    </style:style>
    <style:style style:name="gr10" style:family="graphic" style:parent-style-name="Standard_5f_5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1" style:family="graphic" style:parent-style-name="Standard_5f_5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94ffba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91cm 15.6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machine ne puisse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 exter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non labellisées. De préférence des chiffres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2" draw:layer="layout" svg:width="26.06cm" svg:height="7.105cm" svg:x="1.37cm" svg:y="2.295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numpy/numpy.ipynb</text:span></text:p>
                <text:p text:style-name="P13"><text:span text:style-name="T9">Téléchargeable ici : https://downgit.github.io/#/home?url=https://github.com/DanYellow/cours/tree/main/big-data-s4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0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ontraction de Panel Data</text:span></text:p>
              </text:list-item>
              <text:list-item>
                <text:p text:style-name="P13"><text:span text:style-name="T6">Intègre des fonctionnalités de numpy</text:span></text:p>
              </text:list-item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ratiquons ! - Graphiques</text:span></text:p>
          </draw:text-box>
        </draw:frame>
        <draw:custom-shape draw:style-name="gr10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0" draw:layer="layout" svg:width="1.64cm" svg:height="14.531cm" draw:transform="rotate (-1.5707963267949) translate (28.08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6.06cm" svg:height="7.105cm" svg:x="1.37cm" svg:y="2.296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e notebook ressources/pandas/pandas-partie-1.ipynb</text:span></text:p>
                <text:p text:style-name="P13"><text:span text:style-name="T9">Téléchargeable ici : https://downgit.github.io/#/home?url=https://github.com/DanYellow/cours/tree/main/big-data-s4/travaux-pratiques/numero-5/ressourc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2" draw:text-style-name="P23" draw:layer="layout" svg:width="25.198cm" svg:height="12.191cm" svg:x="1.4cm" svg:y="1.713cm">
          <draw:text-box>
            <text:p><text:span text:style-name="T1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2-18T09:49:50.315000000</dc:date>
    <meta:editing-duration>P19DT22H25M36S</meta:editing-duration>
    <meta:editing-cycles>926</meta:editing-cycles>
    <meta:generator>LibreOffice/6.2.5.2$Windows_X86_64 LibreOffice_project/1ec314fa52f458adc18c4f025c545a4e8b22c159</meta:generator>
    <meta:document-statistic meta:object-count="73"/>
  </office:meta>
</office:document-meta>
</file>